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Test: Validate Selection is Occurring Appropriately in the 3D Viewport</text:h>
      <text:p text:style-name="Text_20_body">The purpose of this test is to insure that the correct model is selected within the 3D viewport on a mouse click. This should occur whenever a model is clicked within the viewport, whether it is a left or right click. Furthermore, the system should be able to tell if it is allowed to select whole models or parts of a model.</text:p>
      <text:h text:style-name="Heading_20_3" text:outline-level="3">Setup</text:h>
      <text:list xml:id="list29106376" text:style-name="L1">
        <text:list-item>
          <text:p text:style-name="P1">Run AliceVI from within either Eclipse or as a built executable from the source code base.</text:p>
        </text:list-item>
        <text:list-item>
          <text:p text:style-name="P1">Left click “Cancel” or the close button, to exit the “Welcome to Alice!” dialogue.</text:p>
        </text:list-item>
        <text:list-item>
          <text:p text:style-name="P1">Left click “Add Objects” beneath the 3D viewport, to open the scene editor.</text:p>
        </text:list-item>
        <text:list-item>
          <text:p text:style-name="P1">Left click “SciFi” from the gallery.</text:p>
        </text:list-item>
        <text:list-item>
          <text:p text:style-name="P1">Left click “Class Lunar Lander” from the gallery.</text:p>
        </text:list-item>
        <text:list-item>
          <text:p text:style-name="P1">Left click “Add Instance to World”.</text:p>
        </text:list-item>
        <text:list-item>
          <text:p text:style-name="P1">Left click “Class KangarooRobot” from the gallery.</text:p>
        </text:list-item>
        <text:list-item>
          <text:p text:style-name="P1">Left click “Add Instance to World”.</text:p>
        </text:list-item>
        <text:list-item>
          <text:p text:style-name="P1">Make sure the “affect subparts” checkbox is unchecked.</text:p>
        </text:list-item>
      </text:list>
      <text:p text:style-name="Text_20_body">The system should now have both models added to the scene, visible through the viewport. </text:p>
      <text:h text:style-name="Heading_20_3" text:outline-level="3">Procedures and Results</text:h>
      <text:h text:style-name="Heading_20_4" text:outline-level="4">Internal Model Component Selection</text:h>
      <text:list xml:id="list29214398" text:style-name="L2">
        <text:list-item>
          <text:p text:style-name="P2">Left click on the “KangarooRobot” model in the viewport.</text:p>
          <text:list>
            <text:list-item>
              <text:p text:style-name="P2">Pass: The whole model should now be selected with a bounding box displayed around it.</text:p>
            </text:list-item>
            <text:list-item>
              <text:p text:style-name="P2">Fail: A subpart, such as the head, wheels, hand, or other part of the object is selected, with a small bounding box around it, or nothing is selected.</text:p>
            </text:list-item>
          </text:list>
        </text:list-item>
        <text:list-item>
          <text:p text:style-name="P2">Left click on the “KangarooRobot” model's head.</text:p>
          <text:list>
            <text:list-item>
              <text:p text:style-name="P2">Pass: The whole model should still be selected.</text:p>
            </text:list-item>
            <text:list-item>
              <text:p text:style-name="P2">Fail: The model's head is selected, or nothing is selected.</text:p>
            </text:list-item>
          </text:list>
        </text:list-item>
        <text:list-item>
          <text:p text:style-name="P2">Left click and check the “affect subparts” checkbox.</text:p>
          <text:list>
            <text:list-item>
              <text:p text:style-name="P2">Pass: The checkbox is selected.</text:p>
            </text:list-item>
            <text:list-item>
              <text:p text:style-name="P2">Fail: The checkbox remains unselected.</text:p>
            </text:list-item>
          </text:list>
        </text:list-item>
        <text:list-item>
          <text:p text:style-name="P2">Left click on the “KangarooRobot” model's head.</text:p>
          <text:list>
            <text:list-item>
              <text:p text:style-name="P2">Pass: The model's head is selected, shown by having a smaller bounding box around the head section of the model.</text:p>
            </text:list-item>
            <text:list-item>
              <text:p text:style-name="P2">Fail: The whole model is selected, or nothing is selected.</text:p>
            </text:list-item>
          </text:list>
        </text:list-item>
        <text:list-item>
          <text:p text:style-name="P2">Left click and uncheck the “affect subparts” checkbox.</text:p>
          <text:list>
            <text:list-item>
              <text:p text:style-name="P2"><text:soft-page-break/>Pass: The checkbox is unselected.</text:p>
            </text:list-item>
            <text:list-item>
              <text:p text:style-name="P2">Fail: The checkbox remains selected.</text:p>
            </text:list-item>
          </text:list>
        </text:list-item>
        <text:list-item>
          <text:p text:style-name="P2">Left click on the “KangarooRobot” model's head.</text:p>
          <text:list>
            <text:list-item>
              <text:p text:style-name="P2">Pass: The whole model becomes selected.</text:p>
            </text:list-item>
            <text:list-item>
              <text:p text:style-name="P2">Fail: The model's head is selected, or nothing is selected.</text:p>
            </text:list-item>
          </text:list>
        </text:list-item>
      </text:list>
      <text:h text:style-name="Heading_20_4" text:outline-level="4">Different Model Selection</text:h>
      <text:list xml:id="list30209352" text:continue-list="list29214398" text:style-name="L2">
        <text:list-item text:start-value="1">
          <text:p text:style-name="P2">Left click on the “Lunar Lander” model in the viewport.</text:p>
          <text:list>
            <text:list-item>
              <text:p text:style-name="P2">Pass: The whole model should now be selected with a bounding box displayed around it.</text:p>
            </text:list-item>
            <text:list-item>
              <text:p text:style-name="P2">Fail: A subpart, different model, or nothing is selected.</text:p>
            </text:list-item>
          </text:list>
        </text:list-item>
        <text:list-item>
          <text:p text:style-name="P2">Left click on the “KangarooRobot” model in the viewport.</text:p>
          <text:list>
            <text:list-item>
              <text:p text:style-name="P2">Pass: The whole “KangarooRobot” model should be selected.</text:p>
            </text:list-item>
            <text:list-item>
              <text:p text:style-name="P2">Fail: A subpart, different model, or nothing is selected.</text:p>
            </text:list-item>
          </text:list>
        </text:list-item>
        <text:list-item>
          <text:p text:style-name="P2">Left click and hold on the “Lunar Lander” model in the viewport.</text:p>
          <text:list>
            <text:list-item>
              <text:p text:style-name="P2">Pass: The whole “Lunar Lander” model should now be selected.</text:p>
            </text:list-item>
            <text:list-item>
              <text:p text:style-name="P2">Fail: A subpart, different model, or nothing is selected.</text:p>
            </text:list-item>
          </text:list>
        </text:list-item>
        <text:list-item>
          <text:p text:style-name="P2">Right click and hold on the “KangarooRobot” model in the viewport.</text:p>
          <text:list>
            <text:list-item>
              <text:p text:style-name="P2">Pass: The whole “KangarooRobot” model should be selected.</text:p>
            </text:list-item>
            <text:list-item>
              <text:p text:style-name="P2">Fail: A subpart, different model, or nothing is selected.</text:p>
            </text:list-item>
          </text:list>
        </text:list-item>
        <text:list-item>
          <text:p text:style-name="P2">Release the right mouse button.</text:p>
          <text:list>
            <text:list-item>
              <text:p text:style-name="P2">Pass: The model sub-menu should open, with “kangarooRobot” displayed as the selected model.</text:p>
            </text:list-item>
            <text:list-item>
              <text:p text:style-name="P2">Fail: A different model is the selected model, or nothing occurs.</text:p>
            </text:list-item>
          </text:list>
        </text:list-item>
      </text:list>
      <text:h text:style-name="Heading_20_3" text:outline-level="3">Notes</text:h>
      <text:p text:style-name="Text_20_body">The model picking code for the selection is handled by OpenGL. Because of this, there is no ability to check this code manually, as it is all done in hardware.</text:p>
      <text:p text:style-name="Text_20_body">The selection code for determing what is selected and what should have a bounding box around it is determined in CameraViewPanel.java, in the renderTargetMouseListener.</text:p>
      <text:p text:style-name="Text_20_body">The original selection problem where objects would not change what was selected occurred because the system was tracking for only a single click and release, and not just a mouse press. This meant that anything deemed as a mouse press without release was not counted.</text:p>
      <text:p text:style-name="Text_20_body">The issue with internal component selection was that after selecting a model, clicking on the model again would result in the model being unselectable while its subparts w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16T08:59:07.79</meta:creation-date>
    <dc:date>2010-06-16T10:08:04.26</dc:date>
    <meta:editing-duration>PT01H08M52S</meta:editing-duration>
    <meta:editing-cycles>9</meta:editing-cycles>
    <meta:generator>OpenOffice.org/3.1$Win32 OpenOffice.org_project/310m11$Build-9399</meta:generator>
    <meta:document-statistic meta:table-count="0" meta:image-count="0" meta:object-count="0" meta:page-count="2" meta:paragraph-count="54" meta:word-count="696" meta:character-count="3910"/>
  </office:meta>
</office:document-meta>
</file>